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4.239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861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5.847cm"/>
    </style:style>
    <style:style style:name="co18" style:family="table-column">
      <style:table-column-properties fo:break-before="auto" style:column-width="5.953cm"/>
    </style:style>
    <style:style style:name="co19" style:family="table-column">
      <style:table-column-properties fo:break-before="auto" style:column-width="4.487cm"/>
    </style:style>
    <style:style style:name="co20" style:family="table-column">
      <style:table-column-properties fo:break-before="auto" style:column-width="4.985cm"/>
    </style:style>
    <style:style style:name="co21" style:family="table-column">
      <style:table-column-properties fo:break-before="auto" style:column-width="4.186cm"/>
    </style:style>
    <style:style style:name="co22" style:family="table-column">
      <style:table-column-properties fo:break-before="auto" style:column-width="5.036cm"/>
    </style:style>
    <style:style style:name="co23" style:family="table-column">
      <style:table-column-properties fo:break-before="auto" style:column-width="2.655cm"/>
    </style:style>
    <style:style style:name="co24" style:family="table-column">
      <style:table-column-properties fo:break-before="auto" style:column-width="2.86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8.151cm"/>
    </style:style>
    <style:style style:name="co27" style:family="table-column">
      <style:table-column-properties fo:break-before="auto" style:column-width="2.263cm"/>
    </style:style>
    <style:style style:name="co28" style:family="table-column">
      <style:table-column-properties fo:break-before="auto" style:column-width="4.068cm"/>
    </style:style>
    <style:style style:name="co29" style:family="table-column">
      <style:table-column-properties fo:break-before="auto" style:column-width="4.251cm"/>
    </style:style>
    <style:style style:name="co30" style:family="table-column">
      <style:table-column-properties fo:break-before="auto" style:column-width="2.538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2.328cm"/>
    </style:style>
    <style:style style:name="co34" style:family="table-column">
      <style:table-column-properties fo:break-before="auto" style:column-width="4.852cm"/>
    </style:style>
    <style:style style:name="co35" style:family="table-column">
      <style:table-column-properties fo:break-before="auto" style:column-width="6.018cm"/>
    </style:style>
    <style:style style:name="co36" style:family="table-column">
      <style:table-column-properties fo:break-before="auto" style:column-width="5.808cm"/>
    </style:style>
    <style:style style:name="co37" style:family="table-column">
      <style:table-column-properties fo:break-before="auto" style:column-width="3.99cm"/>
    </style:style>
    <style:style style:name="co38" style:family="table-column">
      <style:table-column-properties fo:break-before="auto" style:column-width="5.835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4.382cm"/>
    </style:style>
    <style:style style:name="co41" style:family="table-column">
      <style:table-column-properties fo:break-before="auto" style:column-width="5.128cm"/>
    </style:style>
    <style:style style:name="co42" style:family="table-column">
      <style:table-column-properties fo:break-before="auto" style:column-width="2.302cm"/>
    </style:style>
    <style:style style:name="co43" style:family="table-column">
      <style:table-column-properties fo:break-before="auto" style:column-width="6.004cm"/>
    </style:style>
    <style:style style:name="co44" style:family="table-column">
      <style:table-column-properties fo:break-before="auto" style:column-width="8.137cm"/>
    </style:style>
    <style:style style:name="co45" style:family="table-column">
      <style:table-column-properties fo:break-before="auto" style:column-width="1.976cm"/>
    </style:style>
    <style:style style:name="co46" style:family="table-column">
      <style:table-column-properties fo:break-before="auto" style:column-width="4.71cm"/>
    </style:style>
    <style:style style:name="co47" style:family="table-column">
      <style:table-column-properties fo:break-before="auto" style:column-width="4.644cm"/>
    </style:style>
    <style:style style:name="co48" style:family="table-column">
      <style:table-column-properties fo:break-before="auto" style:column-width="2.341cm"/>
    </style:style>
    <style:style style:name="co49" style:family="table-column">
      <style:table-column-properties fo:break-before="auto" style:column-width="3.258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618cm"/>
    </style:style>
    <style:style style:name="co52" style:family="table-column">
      <style:table-column-properties fo:break-before="auto" style:column-width="3.048cm"/>
    </style:style>
    <style:style style:name="co53" style:family="table-column">
      <style:table-column-properties fo:break-before="auto" style:column-width="6.135cm"/>
    </style:style>
    <style:style style:name="co54" style:family="table-column">
      <style:table-column-properties fo:break-before="auto" style:column-width="6.057cm"/>
    </style:style>
    <style:style style:name="co55" style:family="table-column">
      <style:table-column-properties fo:break-before="auto" style:column-width="6.031cm"/>
    </style:style>
    <style:style style:name="co56" style:family="table-column">
      <style:table-column-properties fo:break-before="auto" style:column-width="5.533cm"/>
    </style:style>
    <style:style style:name="co57" style:family="table-column">
      <style:table-column-properties fo:break-before="auto" style:column-width="5.69cm"/>
    </style:style>
    <style:style style:name="co58" style:family="table-column">
      <style:table-column-properties fo:break-before="auto" style:column-width="5.219cm"/>
    </style:style>
    <style:style style:name="co59" style:family="table-column">
      <style:table-column-properties fo:break-before="auto" style:column-width="2.42cm"/>
    </style:style>
    <style:style style:name="co60" style:family="table-column">
      <style:table-column-properties fo:break-before="auto" style:column-width="3.519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2.314cm"/>
    </style:style>
    <style:style style:name="co63" style:family="table-column">
      <style:table-column-properties fo:break-before="auto" style:column-width="2.577cm"/>
    </style:style>
    <style:style style:name="co64" style:family="table-column">
      <style:table-column-properties fo:break-before="auto" style:column-width="3.126cm"/>
    </style:style>
    <style:style style:name="co65" style:family="table-column">
      <style:table-column-properties fo:break-before="auto" style:column-width="4.277cm"/>
    </style:style>
    <style:style style:name="co66" style:family="table-column">
      <style:table-column-properties fo:break-before="auto" style:column-width="5.965cm"/>
    </style:style>
    <style:style style:name="co67" style:family="table-column">
      <style:table-column-properties fo:break-before="auto" style:column-width="4.828cm"/>
    </style:style>
    <style:style style:name="co68" style:family="table-column">
      <style:table-column-properties fo:break-before="auto" style:column-width="5.193cm"/>
    </style:style>
    <style:style style:name="co69" style:family="table-column">
      <style:table-column-properties fo:break-before="auto" style:column-width="5.325cm"/>
    </style:style>
    <style:style style:name="co70" style:family="table-column">
      <style:table-column-properties fo:break-before="auto" style:column-width="2.184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5.821cm"/>
    </style:style>
    <style:style style:name="co73" style:family="table-column">
      <style:table-column-properties fo:break-before="auto" style:column-width="5.796cm"/>
    </style:style>
    <style:style style:name="co74" style:family="table-column">
      <style:table-column-properties fo:break-before="auto" style:column-width="4.094cm"/>
    </style:style>
    <style:style style:name="co75" style:family="table-column">
      <style:table-column-properties fo:break-before="auto" style:column-width="2.133cm"/>
    </style:style>
    <style:style style:name="co76" style:family="table-column">
      <style:table-column-properties fo:break-before="auto" style:column-width="2.942cm"/>
    </style:style>
    <style:style style:name="co77" style:family="table-column">
      <style:table-column-properties fo:break-before="auto" style:column-width="5.782cm"/>
    </style:style>
    <style:style style:name="co78" style:family="table-column">
      <style:table-column-properties fo:break-before="auto" style:column-width="4.043cm"/>
    </style:style>
    <style:style style:name="co79" style:family="table-column">
      <style:table-column-properties fo:break-before="auto" style:column-width="4.016cm"/>
    </style:style>
    <style:style style:name="co80" style:family="table-column">
      <style:table-column-properties fo:break-before="auto" style:column-width="5.874cm"/>
    </style:style>
    <style:style style:name="co81" style:family="table-column">
      <style:table-column-properties fo:break-before="auto" style:column-width="5.429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992cm"/>
    </style:style>
    <style:style style:name="co84" style:family="table-column">
      <style:table-column-properties fo:break-before="auto" style:column-width="4.879cm"/>
    </style:style>
    <style:style style:name="co85" style:family="table-column">
      <style:table-column-properties fo:break-before="auto" style:column-width="1.949cm"/>
    </style:style>
    <style:style style:name="co86" style:family="table-column">
      <style:table-column-properties fo:break-before="auto" style:column-width="4.12cm"/>
    </style:style>
    <style:style style:name="co87" style:family="table-column">
      <style:table-column-properties fo:break-before="auto" style:column-width="2.237cm"/>
    </style:style>
    <style:style style:name="co88" style:family="table-column">
      <style:table-column-properties fo:break-before="auto" style:column-width="2.249cm"/>
    </style:style>
    <style:style style:name="co89" style:family="table-column">
      <style:table-column-properties fo:break-before="auto" style:column-width="2.067cm"/>
    </style:style>
    <style:style style:name="co90" style:family="table-column">
      <style:table-column-properties fo:break-before="auto" style:column-width="2.616cm"/>
    </style:style>
    <style:style style:name="co91" style:family="table-column">
      <style:table-column-properties fo:break-before="auto" style:column-width="2.917cm"/>
    </style:style>
    <style:style style:name="co92" style:family="table-column">
      <style:table-column-properties fo:break-before="auto" style:column-width="14.314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7.107cm"/>
    </style:style>
    <style:style style:name="co95" style:family="table-column">
      <style:table-column-properties fo:break-before="auto" style:column-width="5.798cm"/>
    </style:style>
    <style:style style:name="co96" style:family="table-column">
      <style:table-column-properties fo:break-before="auto" style:column-width="2.856cm"/>
    </style:style>
    <style:style style:name="co97" style:family="table-column">
      <style:table-column-properties fo:break-before="auto" style:column-width="10.021cm"/>
    </style:style>
    <style:style style:name="co98" style:family="table-column">
      <style:table-column-properties fo:break-before="auto" style:column-width="2.789cm"/>
    </style:style>
    <style:style style:name="co99" style:family="table-column">
      <style:table-column-properties fo:break-before="auto" style:column-width="2.812cm"/>
    </style:style>
    <style:style style:name="co100" style:family="table-column">
      <style:table-column-properties fo:break-before="auto" style:column-width="4.228cm"/>
    </style:style>
    <style:style style:name="co101" style:family="table-column">
      <style:table-column-properties fo:break-before="auto" style:column-width="4.838cm"/>
    </style:style>
    <style:style style:name="co102" style:family="table-column">
      <style:table-column-properties fo:break-before="auto" style:column-width="1.983cm"/>
    </style:style>
    <style:style style:name="co103" style:family="table-column">
      <style:table-column-properties fo:break-before="auto" style:column-width="1.961cm"/>
    </style:style>
    <style:style style:name="co104" style:family="table-column">
      <style:table-column-properties fo:break-before="auto" style:column-width="5.863cm"/>
    </style:style>
    <style:style style:name="co105" style:family="table-column">
      <style:table-column-properties fo:break-before="auto" style:column-width="5.994cm"/>
    </style:style>
    <style:style style:name="co106" style:family="table-column">
      <style:table-column-properties fo:break-before="auto" style:column-width="4.032cm"/>
    </style:style>
    <style:style style:name="co107" style:family="table-column">
      <style:table-column-properties fo:break-before="auto" style:column-width="1.939cm"/>
    </style:style>
    <style:style style:name="co108" style:family="table-column">
      <style:table-column-properties fo:break-before="auto" style:column-width="5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29" style:family="table-cell" style:parent-style-name="Default">
      <style:table-cell-properties fo:background-color="#4b02a1" fo:border="none"/>
    </style:style>
    <style:style style:name="odfdo_auto_34" style:family="table-cell" style:parent-style-name="Default">
      <style:table-cell-properties fo:background-color="#8606a7" fo:border="none"/>
    </style:style>
    <style:style style:name="odfdo_auto_55" style:family="table-cell" style:parent-style-name="Default">
      <style:table-cell-properties fo:border="none"/>
      <style:text-properties fo:color="#ff0000"/>
    </style:style>
    <style:style style:name="odfdo_auto_27" style:family="table-cell" style:parent-style-name="Default">
      <style:table-cell-properties fo:background-color="#2f0496" fo:border="none"/>
    </style:style>
    <style:style style:name="odfdo_auto_28" style:family="table-cell" style:parent-style-name="Default">
      <style:table-cell-properties fo:background-color="#3d039c" fo:border="none"/>
    </style:style>
    <style:style style:name="odfdo_auto_32" style:family="table-cell" style:parent-style-name="Default">
      <style:table-cell-properties fo:background-color="#6f00a8" fo:border="none"/>
    </style:style>
    <style:style style:name="odfdo_auto_33" style:family="table-cell" style:parent-style-name="Default">
      <style:table-cell-properties fo:background-color="#7b02a8" fo:border="none"/>
    </style:style>
    <style:style style:name="odfdo_auto_35" style:family="table-cell" style:parent-style-name="Default">
      <style:table-cell-properties fo:background-color="#910ea3" fo:border="none"/>
    </style:style>
    <style:style style:name="odfdo_auto_30" style:family="table-cell" style:parent-style-name="Default">
      <style:table-cell-properties fo:background-color="#5601a4" fo:border="none"/>
    </style:style>
    <style:style style:name="odfdo_auto_31" style:family="table-cell" style:parent-style-name="Default">
      <style:table-cell-properties fo:background-color="#6300a7" fo:border="none"/>
    </style:style>
    <style:style style:name="odfdo_auto_26" style:family="table-cell" style:parent-style-name="Default">
      <style:table-cell-properties fo:background-color="#1f058f" fo:border="none"/>
    </style:style>
    <style:style style:name="odfdo_auto_36" style:family="table-cell" style:parent-style-name="Default">
      <style:table-cell-properties fo:background-color="#9c179e" fo:border="none"/>
    </style:style>
    <style:style style:name="odfdo_auto_37" style:family="table-cell" style:parent-style-name="Default">
      <style:table-cell-properties fo:background-color="#a62098" fo:border="none"/>
    </style:style>
    <style:style style:name="odfdo_auto_38" style:family="table-cell" style:parent-style-name="Default">
      <style:table-cell-properties fo:background-color="#af2892" fo:border="none"/>
    </style:style>
    <style:style style:name="odfdo_auto_39" style:family="table-cell" style:parent-style-name="Default">
      <style:table-cell-properties fo:background-color="#b8318a" fo:border="none"/>
    </style:style>
    <style:style style:name="odfdo_auto_40" style:family="table-cell" style:parent-style-name="Default">
      <style:table-cell-properties fo:background-color="#c03a83" fo:border="none"/>
    </style:style>
    <style:style style:name="odfdo_auto_42" style:family="table-cell" style:parent-style-name="Default">
      <style:table-cell-properties fo:background-color="#cf4b75" fo:border="none"/>
    </style:style>
    <style:style style:name="odfdo_auto_46" style:family="table-cell" style:parent-style-name="Default">
      <style:table-cell-properties fo:background-color="#e86f5a" fo:border="none"/>
    </style:style>
    <style:style style:name="odfdo_auto_44" style:family="table-cell" style:parent-style-name="Default">
      <style:table-cell-properties fo:background-color="#dc5d67" fo:border="none"/>
    </style:style>
    <style:style style:name="odfdo_auto_45" style:family="table-cell" style:parent-style-name="Default">
      <style:table-cell-properties fo:background-color="#e36660" fo:border="none"/>
    </style:style>
    <style:style style:name="odfdo_auto_43" style:family="table-cell" style:parent-style-name="Default">
      <style:table-cell-properties fo:background-color="#d6546e" fo:border="none"/>
    </style:style>
    <style:style style:name="odfdo_auto_41" style:family="table-cell" style:parent-style-name="Default">
      <style:table-cell-properties fo:background-color="#c8437b" fo:border="none"/>
    </style:style>
    <style:style style:name="odfdo_auto_47" style:family="table-cell" style:parent-style-name="Default">
      <style:table-cell-properties fo:background-color="#ed795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49" style:family="table-cell" style:parent-style-name="Default">
      <style:table-cell-properties fo:background-color="#f68d45" fo:border="none"/>
    </style:style>
    <style:style style:name="odfdo_auto_51" style:family="table-cell" style:parent-style-name="Default">
      <style:table-cell-properties fo:background-color="#fca238" fo:border="none"/>
    </style:style>
    <style:style style:name="odfdo_auto_52" style:family="table-cell" style:parent-style-name="Default">
      <style:table-cell-properties fo:background-color="#fdae31" fo:border="none"/>
    </style:style>
    <style:style style:name="odfdo_auto_50" style:family="table-cell" style:parent-style-name="Default">
      <style:table-cell-properties fo:background-color="#f9973f" fo:border="none"/>
    </style:style>
    <style:style style:name="odfdo_auto_53" style:family="table-cell" style:parent-style-name="Default">
      <style:table-cell-properties fo:background-color="#feba2b" fo:border="none"/>
    </style:style>
  </office:automatic-styles>
  <office:body>
    <office:spreadsheet>
      <table:table table:name="bessel_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" table:style-name="ta1"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55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27"/>
        <table:table-column table:style-name="co22" table:default-cell-style-name="odfdo_auto_28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31" table:default-cell-style-name="odfdo_auto_7"/>
        <table:table-column table:style-name="co32" table:default-cell-style-name="odfdo_auto_7"/>
        <table:table-column table:style-name="co3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" table:style-name="ta1">
        <table:table-column table:style-name="co34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" table:style-name="ta1">
        <table:table-column table:style-name="co13" table:default-cell-style-name="Default"/>
        <table:table-column table:style-name="co35" table:default-cell-style-name="odfdo_auto_7"/>
        <table:table-column table:style-name="co36" table:default-cell-style-name="odfdo_auto_7"/>
        <table:table-column table:style-name="co37" table:default-cell-style-name="odfdo_auto_3"/>
        <table:table-column table:style-name="co18" table:default-cell-style-name="odfdo_auto_7"/>
        <table:table-column table:style-name="co4" table:default-cell-style-name="odfdo_auto_55"/>
        <table:table-column table:style-name="co38" table:default-cell-style-name="odfdo_auto_7"/>
        <table:table-column table:style-name="co5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6" table:default-cell-style-name="odfdo_auto_27"/>
        <table:table-column table:style-name="co41" table:default-cell-style-name="odfdo_auto_28"/>
        <table:table-column table:style-name="co32" table:default-cell-style-name="odfdo_auto_7"/>
        <table:table-column table:style-name="co42" table:default-cell-style-name="odfdo_auto_7"/>
        <table:table-column table:style-name="co43" table:default-cell-style-name="odfdo_auto_7"/>
        <table:table-column table:style-name="co44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18"/>
        <table:table-column table:style-name="co47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50" table:default-cell-style-name="odfdo_auto_7"/>
        <table:table-column table:style-name="co5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4" office:value-type="string" calcext:value-type="string">
            <text:p>Integer | Expression</text:p>
          </table:table-cell>
          <table:table-cell table:number-columns-repeated="2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" table:style-name="ta1">
        <table:table-column table:style-name="co52" table:default-cell-style-name="Default"/>
        <table:table-column table:style-name="co25" table:default-cell-style-name="odfdo_auto_34"/>
        <table:table-column table:style-name="co53" table:default-cell-style-name="odfdo_auto_55"/>
        <table:table-column table:style-name="co16" table:default-cell-style-name="odfdo_auto_3"/>
        <table:table-column table:style-name="co54" table:default-cell-style-name="odfdo_auto_26"/>
        <table:table-column table:style-name="co4" table:default-cell-style-name="odfdo_auto_55"/>
        <table:table-column table:style-name="co55" table:default-cell-style-name="odfdo_auto_26"/>
        <table:table-column table:style-name="co5" table:default-cell-style-name="odfdo_auto_7"/>
        <table:table-column table:style-name="co22" table:default-cell-style-name="odfdo_auto_26"/>
        <table:table-column table:style-name="co56" table:default-cell-style-name="odfdo_auto_26"/>
        <table:table-column table:style-name="co57" table:default-cell-style-name="odfdo_auto_27"/>
        <table:table-column table:style-name="co58" table:default-cell-style-name="odfdo_auto_28"/>
        <table:table-column table:style-name="co48" table:default-cell-style-name="odfdo_auto_26"/>
        <table:table-column table:style-name="co59" table:default-cell-style-name="odfdo_auto_7"/>
        <table:table-column table:style-name="co15" table:default-cell-style-name="odfdo_auto_7"/>
        <table:table-column table:style-name="co54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60" table:default-cell-style-name="odfdo_auto_18"/>
        <table:table-column table:style-name="co37" table:default-cell-style-name="odfdo_auto_19"/>
        <table:table-column table:style-name="co9" table:default-cell-style-name="odfdo_auto_7"/>
        <table:table-column table:style-name="co61" table:default-cell-style-name="odfdo_auto_7"/>
        <table:table-column table:style-name="co32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struve_L" table:style-name="ta1">
        <table:table-column table:style-name="co64" table:default-cell-style-name="Default"/>
        <table:table-column table:style-name="co25" table:default-cell-style-name="odfdo_auto_34"/>
        <table:table-column table:style-name="co14" table:default-cell-style-name="odfdo_auto_55"/>
        <table:table-column table:style-name="co65" table:default-cell-style-name="odfdo_auto_3"/>
        <table:table-column table:style-name="co66" table:default-cell-style-name="odfdo_auto_26"/>
        <table:table-column table:style-name="co4" table:default-cell-style-name="odfdo_auto_55"/>
        <table:table-column table:style-name="co18" table:default-cell-style-name="odfdo_auto_26"/>
        <table:table-column table:style-name="co5" table:default-cell-style-name="odfdo_auto_7"/>
        <table:table-column table:style-name="co67" table:default-cell-style-name="odfdo_auto_26"/>
        <table:table-column table:style-name="co68" table:default-cell-style-name="odfdo_auto_26"/>
        <table:table-column table:style-name="co69" table:default-cell-style-name="odfdo_auto_27"/>
        <table:table-column table:style-name="co20" table:default-cell-style-name="odfdo_auto_28"/>
        <table:table-column table:style-name="co70" table:default-cell-style-name="odfdo_auto_26"/>
        <table:table-column table:style-name="co71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5" table:default-cell-style-name="odfdo_auto_7"/>
        <table:table-column table:style-name="co9" table:default-cell-style-name="odfdo_auto_7"/>
        <table:table-column table:style-name="co28" table:default-cell-style-name="odfdo_auto_18"/>
        <table:table-column table:style-name="co74" table:default-cell-style-name="odfdo_auto_19"/>
        <table:table-column table:style-name="co9" table:default-cell-style-name="odfdo_auto_7"/>
        <table:table-column table:style-name="co75" table:default-cell-style-name="odfdo_auto_7"/>
        <table:table-column table:style-name="co59" table:default-cell-style-name="odfdo_auto_7"/>
        <table:table-column table:style-name="co62" table:default-cell-style-name="odfdo_auto_7"/>
        <table:table-column table:style-name="co2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hankel1" table:style-name="ta1">
        <table:table-column table:style-name="co76" table:default-cell-style-name="Default"/>
        <table:table-column table:style-name="co77" table:default-cell-style-name="odfdo_auto_7"/>
        <table:table-column table:style-name="co78" table:default-cell-style-name="odfdo_auto_7"/>
        <table:table-column table:style-name="co78" table:default-cell-style-name="odfdo_auto_3"/>
        <table:table-column table:style-name="co79" table:default-cell-style-name="odfdo_auto_7"/>
        <table:table-column table:style-name="co4" table:default-cell-style-name="odfdo_auto_55"/>
        <table:table-column table:style-name="co80" table:default-cell-style-name="odfdo_auto_7"/>
        <table:table-column table:style-name="co5" table:default-cell-style-name="odfdo_auto_7"/>
        <table:table-column table:style-name="co81" table:default-cell-style-name="odfdo_auto_7"/>
        <table:table-column table:style-name="co82" table:default-cell-style-name="odfdo_auto_7"/>
        <table:table-column table:style-name="co83" table:default-cell-style-name="odfdo_auto_28"/>
        <table:table-column table:style-name="co84" table:default-cell-style-name="odfdo_auto_28"/>
        <table:table-column table:style-name="co85" table:default-cell-style-name="odfdo_auto_7"/>
        <table:table-column table:style-name="co9" table:default-cell-style-name="odfdo_auto_7"/>
        <table:table-column table:style-name="co79" table:default-cell-style-name="odfdo_auto_18"/>
        <table:table-column table:style-name="co86" table:default-cell-style-name="odfdo_auto_19"/>
        <table:table-column table:style-name="co5" table:default-cell-style-name="odfdo_auto_7"/>
        <table:table-column table:style-name="co87" table:default-cell-style-name="odfdo_auto_7"/>
        <table:table-column table:style-name="co74" table:default-cell-style-name="odfdo_auto_18"/>
        <table:table-column table:style-name="co28" table:default-cell-style-name="odfdo_auto_19"/>
        <table:table-column table:style-name="co9" table:default-cell-style-name="odfdo_auto_7"/>
        <table:table-column table:style-name="co88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" table:style-name="ta1">
        <table:table-column table:style-name="co9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92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" table:style-name="ta1">
        <office:forms form:automatic-focus="false" form:apply-design-mode="false"/>
        <table:table-column table:style-name="co93" table:default-cell-style-name="Default"/>
        <table:table-column table:style-name="co94" table:default-cell-style-name="odfdo_auto_7"/>
        <table:table-column table:style-name="co95" table:default-cell-style-name="odfdo_auto_7"/>
        <table:table-column table:style-name="co96" table:default-cell-style-name="odfdo_auto_3"/>
        <table:table-column table:style-name="co97" table:default-cell-style-name="odfdo_auto_7"/>
        <table:table-column table:style-name="co4" table:default-cell-style-name="odfdo_auto_55"/>
        <table:table-column table:style-name="co97" table:default-cell-style-name="odfdo_auto_7"/>
        <table:table-column table:style-name="co5" table:default-cell-style-name="odfdo_auto_7"/>
        <table:table-column table:style-name="co98" table:default-cell-style-name="odfdo_auto_7"/>
        <table:table-column table:style-name="co99" table:default-cell-style-name="odfdo_auto_7"/>
        <table:table-column table:style-name="co100" table:default-cell-style-name="odfdo_auto_7"/>
        <table:table-column table:style-name="co101" table:default-cell-style-name="odfdo_auto_28"/>
        <table:table-column table:style-name="co102" table:default-cell-style-name="odfdo_auto_7"/>
        <table:table-column table:style-name="co103" table:default-cell-style-name="odfdo_auto_7"/>
        <table:table-column table:style-name="co104" table:default-cell-style-name="odfdo_auto_7"/>
        <table:table-column table:style-name="co105" table:default-cell-style-name="odfdo_auto_7"/>
        <table:table-column table:style-name="co5" table:default-cell-style-name="odfdo_auto_7"/>
        <table:table-column table:style-name="co103" table:default-cell-style-name="odfdo_auto_7"/>
        <table:table-column table:style-name="co96" table:default-cell-style-name="odfdo_auto_18"/>
        <table:table-column table:style-name="co106" table:default-cell-style-name="odfdo_auto_19"/>
        <table:table-column table:style-name="co9" table:default-cell-style-name="odfdo_auto_7"/>
        <table:table-column table:style-name="co107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" table:style-name="ta1">
        <office:forms form:automatic-focus="false" form:apply-design-mode="false"/>
        <table:table-column table:style-name="co26" table:default-cell-style-name="Default"/>
        <table:table-column table:style-name="co97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7" table:default-cell-style-name="odfdo_auto_7"/>
        <table:table-column table:style-name="co4" table:default-cell-style-name="odfdo_auto_55"/>
        <table:table-column table:style-name="co97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108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1" table:style-name="ta1">
        <office:forms form:automatic-focus="false" form:apply-design-mode="false"/>
        <table:table-column table:style-name="co26" table:default-cell-style-name="Default"/>
        <table:table-column table:style-name="co108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108" table:default-cell-style-name="odfdo_auto_7"/>
        <table:table-column table:style-name="co4" table:default-cell-style-name="odfdo_auto_55"/>
        <table:table-column table:style-name="co97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108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" table:style-name="ta1">
        <office:forms form:automatic-focus="false" form:apply-design-mode="false"/>
        <table:table-column table:style-name="co26" table:default-cell-style-name="Default"/>
        <table:table-column table:style-name="co108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108" table:default-cell-style-name="odfdo_auto_7"/>
        <table:table-column table:style-name="co4" table:default-cell-style-name="odfdo_auto_55"/>
        <table:table-column table:style-name="co108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108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23:55:39.27430085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